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ff6600" draw:fill="solid" draw:fill-color="#ff33ff" draw:textarea-vertical-align="middle" draw:auto-grow-height="false" fo:min-height="0.749cm" fo:min-width="0.499cm"/>
    </style:style>
    <style:style style:name="gr5" style:family="graphic" style:parent-style-name="standard">
      <style:graphic-properties svg:stroke-color="#ff6600" draw:fill="solid" draw:fill-color="#99ff66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7.4cm" svg:height="2.4cm" svg:x="20.8cm" svg:y="18.4cm">
          <text:p text:style-name="P1">Train1</text:p>
        </draw:rect>
        <draw:rect draw:style-name="gr1" draw:text-style-name="P1" draw:layer="layout" svg:width="6.8cm" svg:height="2.599cm" draw:transform="skewX (0.020071286397931) rotate (0.0198967534727316) translate (0.001cm 0.135cm)">
          <text:p text:style-name="P1">Train1L</text:p>
        </draw:rect>
        <draw:line draw:style-name="gr2" draw:text-style-name="P1" draw:layer="layout" svg:x1="14cm" svg:y1="3cm" svg:x2="13.8cm" svg:y2="4.2cm">
          <text:p/>
        </draw:line>
        <draw:line draw:style-name="gr2" draw:text-style-name="P1" draw:layer="layout" svg:x1="14.6cm" svg:y1="17cm" svg:x2="14.6cm" svg:y2="18.2cm">
          <text:p/>
        </draw:line>
        <draw:custom-shape draw:style-name="gr3" draw:text-style-name="P1" draw:layer="layout" svg:width="1.6cm" svg:height="1.6cm" svg:x="4.4cm" svg:y="4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8cm" svg:height="1.6cm" svg:x="6cm" svg:y="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6cm" svg:height="1.8cm" svg:x="7.6cm" svg:y="8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2.2cm" svg:height="0.001cm" svg:x="11cm" svg:y="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4cm" svg:height="1.2cm" svg:x="2.6cm" svg:y="3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4cm" svg:height="1.4cm" svg:x="9.8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4cm" svg:height="1.6cm" svg:x="18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2cm" svg:height="1.4cm" svg:x="11.8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4cm" svg:height="1.6cm" svg:x="13.6cm" svg:y="13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2cm" svg:height="1cm" svg:x="15.8cm" svg:y="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2cm" svg:height="1.2cm" svg:x="8.8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2.6cm" svg:height="2cm" svg:x="22.2cm" svg:y="14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" draw:text-style-name="P1" draw:layer="layout" svg:width="6.8cm" svg:height="2.599cm" draw:transform="skewX (0.020071286397931) rotate (0.0198967534727316) translate (19.6cm 0.4cm)">
          <text:p text:style-name="P1">Train2</text:p>
        </draw:rect>
        <draw:custom-shape draw:style-name="gr4" draw:text-style-name="P1" draw:layer="layout" svg:width="2.2cm" svg:height="1.4cm" svg:x="22.4cm" svg:y="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1.4cm" svg:height="1.2cm" svg:x="23cm" svg:y="6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" draw:text-style-name="P1" draw:layer="layout" svg:width="6.8cm" svg:height="2.599cm" draw:transform="skewX (0.020071286397931) rotate (0.0198967534727316) translate (20.8cm 10.6cm)">
          <text:p text:style-name="P1">Train2</text:p>
        </draw:rect>
        <draw:custom-shape draw:style-name="gr5" draw:text-style-name="P1" draw:layer="layout" svg:width="2.6cm" svg:height="2cm" svg:x="22.6cm" svg:y="8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ha </meta:initial-creator>
    <meta:creation-date>2018-05-12T20:26:02.51</meta:creation-date>
    <meta:editing-duration>PT1M5S</meta:editing-duration>
    <meta:editing-cycles>2</meta:editing-cycles>
    <dc:date>2018-05-12T21:14:10.45</dc:date>
    <dc:creator>Radha </dc:creator>
    <meta:document-statistic meta:object-count="44"/>
    <meta:generator>OpenOffice/4.1.3$Win32 OpenOffice.org_project/413m1$Build-9783</meta:generator>
  </office:meta>
</office:document-meta>
</file>